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style:text-properties fo:color="#ff0000"/>
    </style:style>
    <style:style style:name="P5" style:family="paragraph" style:parent-style-name="Normal">
      <style:paragraph-properties fo:text-align="justify" style:justify-single-word="false"/>
      <style:text-properties fo:color="#ff0000"/>
    </style:style>
    <style:style style:name="P6" style:family="paragraph" style:parent-style-name="Normal">
      <style:paragraph-properties fo:text-align="justify" style:justify-single-word="false"/>
      <style:text-properties style:text-line-through-style="solid"/>
    </style:style>
    <style:style style:name="P7" style:family="paragraph" style:parent-style-name="Normal">
      <style:paragraph-properties fo:text-align="center" style:justify-single-word="false" fo:break-before="page"/>
    </style:style>
    <style:style style:name="P8" style:family="paragraph" style:parent-style-name="Normal">
      <style:paragraph-properties fo:text-align="justify" style:justify-single-word="false" fo:background-color="transparent">
        <style:background-image/>
      </style:paragraph-properties>
      <style:text-properties fo:color="#ff0000"/>
    </style:style>
    <style:style style:name="P9" style:family="paragraph" style:parent-style-name="Normal">
      <style:paragraph-properties fo:text-align="justify" style:justify-single-word="false" fo:background-color="transparent">
        <style:background-image/>
      </style:paragraph-properties>
      <style:text-properties fo:color="#ff0000" officeooo:rsid="00083267" officeooo:paragraph-rsid="00083267"/>
    </style:style>
    <style:style style:name="P10" style:family="paragraph" style:parent-style-name="Normal">
      <style:paragraph-properties fo:text-align="justify" style:justify-single-word="false" fo:background-color="transparent">
        <style:background-image/>
      </style:paragraph-properties>
      <style:text-properties fo:color="#ff0000" officeooo:rsid="0008d5b5" officeooo:paragraph-rsid="0008d5b5"/>
    </style:style>
    <style:style style:name="P11" style:family="paragraph" style:parent-style-name="Normal">
      <style:paragraph-properties fo:text-align="justify" style:justify-single-word="false" fo:background-color="transparent">
        <style:background-image/>
      </style:paragraph-properties>
      <style:text-properties fo:color="#ff0000" officeooo:rsid="00098d0a" officeooo:paragraph-rsid="00098d0a"/>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5">3. Capacitors must be at least 1000uF to prevent Raspberry and WiFi from hanging up. Event with such capacitors the system hangs up after attempt to work with servos. So it is necessary to filter servo power consumption.</text:p>
        <text:p text:style-name="P1"><text:span text:style-name="T1">4. Inductors (to the right) and capacitors (up) must be shifter in order to free enough room for 1000uF capacitors.</text:span></text:p>
        <text:p text:style-name="P5">5. Some sort of current limiting circuit MUST be implemented as 1000uF capacitors are used for power filtering. Now made it as a little separate board.</text:p>
        <text:p text:style-name="P5">6. Make at least 2 buck inputs, 2 boost inputs and 4 ground. It is because designed current limit per pin is 1A but system consumption is much more.</text:p>
        <text:p text:style-name="P5">7. Make holes for cross board sockets CSLS compatible.</text:p>
        <text:p text:style-name="P8">8. Displace accelerometer and electrolytic capacitors to leave some room for LEDs. As now they overlap.</text:p>
        <text:p text:style-name="P8">9. Rotate LED power socket 90 degrees to the right.</text:p>
        <text:p text:style-name="P9">10. Make normal programming sockets. E.i. Attachable with step size 2.54mm.</text:p>
        <text:p text:style-name="P10">11. Make power and motor sockets “klemma” sockets!!! This is absolutely necessary!</text:p>
        <text:p text:style-name="P10">12. One more power socket (at least holes for delivering power) on addon board.</text:p>
        <text:p text:style-name="P10">13. Ability to FLASH addon board using serial bootloader. E.i. BOOT0 to 3.3V jumper or holes for that jumper. And explicitly show three pins for attaching serial cable to.</text:p>
        <text:p text:style-name="P11">14. Make I2C address savable to FLASH memory on addon boards. Add command to set new I2C adress respectively.</text:p>
        <text:p text:style-name="P8"/>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3">6. <text:span text:style-name="T2">Implement LED controls.</text:span></text:p>
        <text:p text:style-name="P3">7. <text:span text:style-name="T2">Implement motor controls.</text:span></text:p>
        <text:p text:style-name="P1">6. <text:span text:style-name="T2">Implement low power modes.</text:span><text:span text:style-name="T3"> It is implemented by default in chibios.</text:span></text:p>
        <text:p text:style-name="P1">7. <text:span text:style-name="T2">Implement Pawn machine with uint8_t state array accessible with both USB and I2C slave.</text:span></text:p>
        <text:p text:style-name="P1"><text:tab/>7.1. <text:span text:style-name="T2">Add converter parameters setup, all measures (I, V, T) to Pawn.</text:span></text:p>
        <text:p text:style-name="P1"><text:tab/><text:span text:style-name="T2">7.2. Make Pawn header file with native functions list.</text:span></text:p>
        <text:p text:style-name="P6"><text:tab/>7.3. Adjust library responsible for USB communication. It should write compiled Pawn script with maximum speed. It should have access to Pawn state array. And it should be able to do the same through I2C slave. </text:p>
        <text:p text:style-name="P6"><text:tab/>7.4. Make Pawn compilation support, make some sort of command line..... (may be, don't know yet).</text:p>
        <text:p text:style-name="P1">8. <text:span text:style-name="T2">Implement I2C master with RAW functionality. E.i. write and read.</text:span></text:p>
        <text:p text:style-name="P6">9. Make GUI for firmware upgrade and Pawn compilation.</text:p>
        <text:p text:style-name="P6">10. Implement interface library support in Python (??? may be).</text:p>
        <text:p text:style-name="P1">11. <text:span text:style-name="T2">Implement UART support.</text:span></text:p>
        <text:p text:style-name="P6">12. Implement UART support in Pawn.</text:p>
        <text:p text:style-name="P6">13. Add UART support to Pawn native functions header file.</text:p>
        <text:p text:style-name="P1"><text:soft-page-break/></text:p>
        <text:p text:style-name="Standard"/>
        <text:p text:style-name="P7">To do list related to firmware for addon board.</text:p>
        <text:p text:style-name="P6">1. Implement buffers support.</text:p>
        <text:p text:style-name="P6">2. Implement power outs support.</text:p>
        <text:p text:style-name="P1">3. Implement digital inputs support.</text:p>
        <text:p text:style-name="P6">4. Implement ADC support.</text:p>
        <text:p text:style-name="P6">5. Implement I2C slave support.</text:p>
        <text:p text:style-name="P6">6. Implement 1....4 functionality invocation in I2C slave.</text:p>
        <text:p text:style-name="P1"/>
        <text:p text:style-name="P4">Found errors.</text:p>
        <text:p text:style-name="P5">1. “+6V” and “batt+” should be connected. But they are not!</text:p>
        <text:p text:style-name="P8">2. Make optional servo charge through resistor to prevent servo jumps at power up.</text:p>
        <text:p text:style-name="P8">3. Make P-mosfet on/off as it is now but without any slow start because it turned out to not working as expected! Anyway current is much higher then desired.</text:p>
        <text:p text:style-name="P8">4. Servos hang up Raspberry. It must be it is due to high current consumption. It might be it would be nice to place an inductor there to filter incoming voltage. It doesn't help.</text:p>
        <text:p text:style-name="P8">5. Make all sockets to stay close to board edge.</text:p>
        <text:p text:style-name="P8"/>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meta:creation-date>2013-09-12T23:15:09</meta:creation-date>
    <dc:date>2013-11-27T10:05:06.051049855</dc:date>
    <meta:editing-duration>PT4H16M7S</meta:editing-duration>
    <meta:editing-cycles>24</meta:editing-cycles>
    <meta:document-statistic meta:table-count="0" meta:image-count="0" meta:object-count="0" meta:page-count="3" meta:paragraph-count="47" meta:word-count="629" meta:character-count="3721" meta:non-whitespace-character-count="3134"/>
  </office:meta>
</office:document-meta>
</file>